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argoyle Serif" svg:font-family="'Gargoyle Serif'" style:font-family-generic="roman" style:font-pitch="variable"/>
    <style:font-face style:name="Gargoyle Serif1" svg:font-family="'Gargoyle Serif'" style:font-adornments="Normal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argoyle Serif" fo:font-size="8pt" style:font-size-asian="8pt" style:font-size-complex="8pt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[direction]" - <text:span text:style-name="T1">going</text:span><text:line-break/>"[nothing]" - <text:span text:style-name="T1">saying no</text:span> <text:line-break/>"[chocolate]" - <text:span text:style-name="T1">answering chocolate</text:span> <text:line-break/>"[espresso]" - <text:span text:style-name="T1">answering espresso</text:span> <text:line-break/>"[barley]" - <text:span text:style-name="T1">answering barley</text:span> <text:line-break/>"[moka]" - <text:span text:style-name="T1">answering moka</text:span> <text:line-break/>"[regular]" - <text:span text:style-name="T1">answering regular</text:span> <text:line-break/>"[short]" - <text:span text:style-name="T1">answering short</text:span> <text:line-break/>"[tall]" - <text:span text:style-name="T1">answering tall</text:span> <text:line-break/>"[small]" - <text:span text:style-name="T1">answering small</text:span> <text:line-break/>"[large]" - <text:span text:style-name="T1">answering large</text:span> <text:line-break/>"[soy]" - <text:span text:style-name="T1">answering soy</text:span> <text:line-break/>"[fried egg]" - <text:span text:style-name="T1">answering fried</text:span> <text:line-break/>"[omelette]" - <text:span text:style-name="T1">answering omelette</text:span> <text:line-break/>"[crepe]" - <text:span text:style-name="T1">answering crepe</text:span> <text:line-break/>"[scrambled]" - <text:span text:style-name="T1">answering scrambled</text:span> <text:line-break/>"[bullseye]" - <text:span text:style-name="T1">answering bullseye</text:span> <text:line-break/>"[empty]" - <text:span text:style-name="T1">answering empty</text:span> <text:line-break/>"[stuffed]" - <text:span text:style-name="T1">answering stuffed</text:span> <text:line-break/>"[any room]" - <text:span text:style-name="T1">going by name</text:span> <text:line-break/><text:line-break/>"a [any known thing]" - <text:span text:style-name="T1">implicit-quizzing</text:span> <text:line-break/>"a [text]" - <text:span text:style-name="T1">implicit-asking</text:span> <text:line-break/>"adjust", <text:span text:style-name="T1">same as</text:span> "set"<text:line-break/>"advise", <text:span text:style-name="T1">same as</text:span> "help" <text:line-break/>"answer hello/hi" - <text:span text:style-name="T1">hailing</text:span> <text:line-break/>"answer thanks" - <text:span text:style-name="T1">implicitly thanking</text:span> <text:line-break/>"answer thank you" - <text:span text:style-name="T1">implicitly thanking</text:span> <text:line-break/>"answer hello/hi to [something]" - <text:span text:style-name="T1">saying hello to</text:span> <text:line-break/>"answer bye/goodbye/farewell/cheerio to [someone]" - <text:span text:style-name="T1">saying goodbye to</text:span> <text:line-break/>"answer thank/thanks you/-- [something]" - <text:span text:style-name="T1">thanking</text:span> <text:line-break/>"answer [text] to [someone]" - <text:span text:style-name="T1">answering it that</text:span> (nouns reversed)<text:line-break/>"approach [a door]" - <text:span text:style-name="T1">entering</text:span> <text:line-break/>"ask about [any known thing]" - <text:span text:style-name="T1">implicit-quizzing</text:span> <text:line-break/>"ask for [any known thing]" - <text:span text:style-name="T1">implicit-requesting</text:span> <text:line-break/>"ask [someone] for [any known thing]" - <text:span text:style-name="T1">requesting it for</text:span> <text:line-break/>"ask [someone] about [any known thing]" - <text:span text:style-name="T1">quizzing it about</text:span> <text:line-break/>"ask the/-- [narrator] for [anything]" - <text:span text:style-name="T1">asking narrator for</text:span> <text:line-break/>"ask the/-- [narrator] about [anything]" - <text:span text:style-name="T1">asking narrator about</text:span> <text:line-break/>"ask the/-- [narrator] about [text]" - <text:span text:style-name="T1">quizzing narrator about</text:span> <text:line-break/>"ask [someone] about [text]" - <text:span text:style-name="T1">asking it about</text:span> <text:line-break/>"ask [someone] for [text]" - <text:span text:style-name="T1">imploring it for</text:span> <text:line-break/>"ask about [text]" - <text:span text:style-name="T1">implicit-asking</text:span> <text:line-break/>"ask for [text]" - <text:span text:style-name="T1">implicit-imploring</text:span> <text:line-break/>"attach", <text:span text:style-name="T1">same as</text:span> "tie"<text:line-break/>"attack [something]" - <text:span text:style-name="T1">attacking</text:span> <text:line-break/>"awake", <text:span text:style-name="T1">same as</text:span> "wake"<text:line-break/>"awaken", <text:span text:style-name="T1">same as</text:span> "wake"<text:line-break/><text:line-break/>"back" - <text:span text:style-name="T1">retreating</text:span> <text:line-break/>"bite [someone]" - <text:span text:style-name="T1">attacking</text:span> <text:line-break/>"bite [something]" - <text:span text:style-name="T1">tasting</text:span> <text:line-break/>"bless you" - <text:span text:style-name="T1">implicitly thanking</text:span> <text:line-break/>"break", <text:span text:style-name="T1">same as</text:span> "attack"<text:line-break/>"brief" - <text:span text:style-name="T1">preferring sometimes abbreviated room descriptions</text:span> <text:line-break/>"burn [something]" - <text:span text:style-name="T1">burning</text:span> <text:line-break/>"buy [something]" - <text:span text:style-name="T1">buying</text:span> <text:line-break/>"bye" - <text:span text:style-name="T1">leavetaking</text:span> <text:line-break/><text:line-break/>"call for/-- a/-- waiter/waitress" - <text:span text:style-name="T1">calling a waiter</text:span> <text:line-break/>"cappuccino" - <text:span text:style-name="T1">answering cappuccino</text:span> <text:line-break/>"carry", <text:span text:style-name="T1">same as</text:span> "take"<text:line-break/>"check", <text:span text:style-name="T1">same as</text:span> "examine"<text:line-break/>"cheerio" - <text:span text:style-name="T1">leavetaking</text:span> <text:line-break/>"cheers" - <text:span text:style-name="T1">implicitly thanking</text:span> <text:line-break/>"cheese" - <text:span text:style-name="T1">answering cheese</text:span> <text:line-break/>"chop", <text:span text:style-name="T1">same as</text:span> "cut"<text:line-break/>"clean", <text:span text:style-name="T1">same as</text:span> "rub"<text:line-break/>"clear", <text:span text:style-name="T1">same as</text:span> "push"<text:line-break/>"climb [something]" - <text:span text:style-name="T1">climbing</text:span> <text:line-break/>"climb up/over [something]" - <text:span text:style-name="T1">climbing</text:span> <text:line-break/>"climb on [something]" - <text:span text:style-name="T1">climbing</text:span> <text:line-break/>"close [something]" - <text:span text:style-name="T1">closing</text:span> <text:line-break/><text:soft-page-break/>"close up [something]" - <text:span text:style-name="T1">closing</text:span> <text:line-break/>"close off [something]" - <text:span text:style-name="T1">switching off</text:span> <text:line-break/>"coffee" - <text:span text:style-name="T1">answering coffee</text:span> <text:line-break/>"consult [something] on/about [text]" - <text:span text:style-name="T1">consulting it about</text:span> <text:line-break/>"cover", <text:span text:style-name="T1">same as</text:span> "close"<text:line-break/>"crack", <text:span text:style-name="T1">same as</text:span> "attack"<text:line-break/>"cross", <text:span text:style-name="T1">same as</text:span> "enter"<text:line-break/>"cut [something]" - <text:span text:style-name="T1">cutting</text:span> <text:line-break/>"cut [something] with/using [something]" - <text:span text:style-name="T1">cutting it with</text:span> <text:line-break/><text:line-break/>"dance" - <text:span text:style-name="T1">dancing</text:span> <text:line-break/>"describe", <text:span text:style-name="T1">same as</text:span> "examine"<text:line-break/>"destroy", <text:span text:style-name="T1">same as</text:span> "attack"<text:line-break/>"discard", <text:span text:style-name="T1">same as</text:span> "drop"<text:line-break/>"display", <text:span text:style-name="T1">same as</text:span> "show"<text:line-break/>"disrobe", <text:span text:style-name="T1">same as</text:span> "shed"<text:line-break/>"dive" - <text:span text:style-name="T1">swimming in</text:span> <text:line-break/>"dive in/into [something]" - <text:span text:style-name="T1">swimming in</text:span> <text:line-break/>"doff", <text:span text:style-name="T1">same as</text:span> "shed"<text:line-break/>"don", <text:span text:style-name="T1">same as</text:span> "wear"<text:line-break/>"drag", <text:span text:style-name="T1">same as</text:span> "pull"<text:line-break/>"dress [something] with [something]" - <text:span text:style-name="T1">putting it on</text:span> (nouns reversed)<text:line-break/>"drink [something]" - <text:span text:style-name="T1">drinking</text:span> <text:line-break/>"drink from [fluid container]" - <text:span text:style-name="T1">drinking</text:span> <text:line-break/>"drop [things preferably held]" - <text:span text:style-name="T1">dropping</text:span> <text:line-break/>"drop [something preferably held] at/against [something]" - <text:span text:style-name="T1">throwing it at</text:span> <text:line-break/>"drop [other things] in/into/down [something]" - <text:span text:style-name="T1">inserting it into</text:span> <text:line-break/>"drop [other things] on/onto [something]" - <text:span text:style-name="T1">putting it on</text:span> <text:line-break/>"dust", <text:span text:style-name="T1">same as</text:span> "rub"<text:line-break/><text:line-break/>"eat [something preferably held]" - <text:span text:style-name="T1">eating</text:span> <text:line-break/>"embrace", <text:span text:style-name="T1">same as</text:span> "hug"<text:line-break/>"empty [non-empty fluid container] in/into [fluid container]" - <text:span text:style-name="T1">pouring it into</text:span> <text:line-break/>"empty [fluid container] in/into [fluid container]" - <text:span text:style-name="T1">pouring it into</text:span> <text:line-break/>"empty [something] in/into [something]" - <text:span text:style-name="T1">pouring it into</text:span> <text:line-break/>"enter" - <text:span text:style-name="T1">entering</text:span> <text:line-break/>"enter [something]" - <text:span text:style-name="T1">entering</text:span> <text:line-break/>"epistat [any thing]" - <text:span text:style-name="T1">requesting epistemic status of</text:span> <text:line-break/>"examine [something]" - <text:span text:style-name="T1">examining</text:span> <text:line-break/>"examine out [something]" - <text:span text:style-name="T1">examining</text:span> <text:line-break/>"examine [text]" - <text:span text:style-name="T1">examining as a paper</text:span> <text:line-break/>"exit" - <text:span text:style-name="T1">exiting</text:span> <text:line-break/><text:line-break/>"farewell" - <text:span text:style-name="T1">leavetaking</text:span> <text:line-break/>"fasten", <text:span text:style-name="T1">same as</text:span> "tie"<text:line-break/>"feed", <text:span text:style-name="T1">same as</text:span> "give"<text:line-break/>"feel", <text:span text:style-name="T1">same as</text:span> "touch"<text:line-break/>"fight", <text:span text:style-name="T1">same as</text:span> "attack"<text:line-break/>"fill [something]" - <text:span text:style-name="T1">filling it with</text:span> <text:line-break/>"fill [fluid container] with/from [full liquid source]" - <text:span text:style-name="T1">filling it with</text:span> <text:line-break/>"fill [fluid container] with/from [non-empty fluid container]" - <text:span text:style-name="T1">filling it with</text:span> <text:line-break/>"fill [fluid container] with/from [fluid container]" - <text:span text:style-name="T1">filling it with</text:span> <text:line-break/>"fill [something] with/from [something]" - <text:span text:style-name="T1">filling it with</text:span> <text:line-break/>"flip", <text:span text:style-name="T1">same as</text:span> "turn"<text:line-break/>"flush" - <text:span text:style-name="T1">flushing</text:span> <text:line-break/>"flush [something]" - <text:span text:style-name="T1">flushing</text:span> <text:line-break/><text:line-break/>"get out/off/down/up" - <text:span text:style-name="T1">exiting</text:span> <text:line-break/>"get in/on" - <text:span text:style-name="T1">entering</text:span> <text:line-break/>"get [things]" - <text:span text:style-name="T1">taking</text:span> <text:line-break/>"get in/into/on/onto [something]" - <text:span text:style-name="T1">entering</text:span> <text:line-break/>"get off/down [something]" - <text:span text:style-name="T1">getting off</text:span> <text:line-break/>"get [things inside] from [something]" - <text:span text:style-name="T1">removing it from</text:span> <text:line-break/>"give [someone] [something preferably held]" - <text:span text:style-name="T1">giving it to</text:span> (nouns reversed)<text:line-break/>"give [something preferably held] to [someone]" - <text:span text:style-name="T1">giving it to</text:span> <text:line-break/>"go" - <text:span text:style-name="T1">going</text:span> <text:line-break/>"go back" - <text:span text:style-name="T1">retreating</text:span> <text:line-break/>"go [direction]" - <text:span text:style-name="T1">going</text:span> <text:line-break/>"go [something]" - <text:span text:style-name="T1">entering</text:span> <text:line-break/>"go [down]stairs" - <text:span text:style-name="T1">going</text:span> <text:line-break/>"go [down] stairs" - <text:span text:style-name="T1">going</text:span> <text:line-break/>"go [up]stairs" - <text:span text:style-name="T1">going</text:span> <text:line-break/>"go [up] stairs" - <text:span text:style-name="T1">going</text:span> <text:line-break/><text:soft-page-break/>"go to/into/-- [any room]" - <text:span text:style-name="T1">going by name</text:span> <text:line-break/>"go into/in/inside/through [something]" - <text:span text:style-name="T1">entering</text:span> <text:line-break/>"goodbye" - <text:span text:style-name="T1">leavetaking</text:span> <text:line-break/>"greet [something]" - <text:span text:style-name="T1">saying hello to</text:span> <text:line-break/><text:line-break/>"hear [something]" - <text:span text:style-name="T1">listening to</text:span> <text:line-break/>"hello" - <text:span text:style-name="T1">hailing</text:span> <text:line-break/>"help me/-- please/--" - <text:span text:style-name="T1">asking help</text:span> <text:line-break/>"hi" - <text:span text:style-name="T1">hailing</text:span> <text:line-break/>"hint", <text:span text:style-name="T1">same as</text:span> "help" <text:line-break/>"hit", <text:span text:style-name="T1">same as</text:span> "attack"<text:line-break/>"hold", <text:span text:style-name="T1">same as</text:span> "take"<text:line-break/>"hop", <text:span text:style-name="T1">same as</text:span> "jump"<text:line-break/>"hug [someone]" - <text:span text:style-name="T1">kissing</text:span> <text:line-break/><text:line-break/>"i", <text:span text:style-name="T1">same as</text:span> "inventory"<text:line-break/>"info", <text:span text:style-name="T1">same as</text:span> "help" <text:line-break/>"insert [other things] in/into [something]" - <text:span text:style-name="T1">inserting it into</text:span> <text:line-break/>"inv", <text:span text:style-name="T1">same as</text:span> "inventory"<text:line-break/>"inventory" - <text:span text:style-name="T1">taking inventory</text:span> <text:line-break/><text:line-break/>"jump" - <text:span text:style-name="T1">jumping</text:span> <text:line-break/><text:line-break/>"kill", <text:span text:style-name="T1">same as</text:span> "attack"<text:line-break/>"kiss [something]" - <text:span text:style-name="T1">kissing</text:span> <text:line-break/><text:line-break/>"l", <text:span text:style-name="T1">same as</text:span> "look"<text:line-break/>"leave", <text:span text:style-name="T1">same as</text:span> "exit"<text:line-break/>"lemon" - <text:span text:style-name="T1">answering lemon</text:span> <text:line-break/>"light", <text:span text:style-name="T1">same as</text:span> "burn"<text:line-break/>"listen" - <text:span text:style-name="T1">listening to</text:span> <text:line-break/>"listen to [something]" - <text:span text:style-name="T1">listening to</text:span> <text:line-break/>"lock [an unlocked lockable thing]" - <text:span text:style-name="T1">locking keylessly</text:span> <text:line-break/>"lock [a lockable thing]" - <text:span text:style-name="T1">locking keylessly</text:span> <text:line-break/>"lock [something]" - <text:span text:style-name="T1">locking keylessly</text:span> <text:line-break/>"lock [an unlocked lockable thing] with [something]" - <text:span text:style-name="T1">locking it with</text:span> <text:line-break/>"lock [a lockable thing] with [something]" - <text:span text:style-name="T1">locking it with</text:span> <text:line-break/>"lock [something] with [something]" - <text:span text:style-name="T1">locking it with</text:span> <text:line-break/>"look" - <text:span text:style-name="T1">looking</text:span> <text:line-break/>"look around" - <text:span text:style-name="T1">looking</text:span> <text:line-break/>"look [something]" - <text:span text:style-name="T1">examining</text:span> <text:line-break/>"look at [something]" - <text:span text:style-name="T1">examining</text:span> <text:line-break/>"look inside/in/into/through [something]" - <text:span text:style-name="T1">searching</text:span> <text:line-break/>"look under [something]" - <text:span text:style-name="T1">looking under</text:span> <text:line-break/>"look up [text] in [something]" - <text:span text:style-name="T1">consulting it about</text:span> (nouns reversed)<text:line-break/><text:line-break/>"milk" - <text:span text:style-name="T1">answering milk</text:span> <text:line-break/>"mix [non-empty fluid container] in/into/with [fluid container]" - <text:span text:style-name="T1">pouring it into</text:span> <text:line-break/>"mix [fluid container] in/into/with [fluid container]" - <text:span text:style-name="T1">pouring it into</text:span> <text:line-break/>"mix [something] in/into/with [something]" - <text:span text:style-name="T1">pouring it into</text:span> <text:line-break/>"move", <text:span text:style-name="T1">same as</text:span> "push"<text:line-break/>"much obliged" - <text:span text:style-name="T1">implicitly thanking</text:span> <text:line-break/>"murder", <text:span text:style-name="T1">same as</text:span> "attack"<text:line-break/><text:line-break/>"nap", <text:span text:style-name="T1">same as</text:span> "sleep"<text:line-break/>"no" - <text:span text:style-name="T1">saying no</text:span> <text:line-break/>"normal" - <text:span text:style-name="T1">preferring sometimes abbreviated room descriptions</text:span> <text:line-break/>"notify" - <text:span text:style-name="T1">switching score notification on</text:span> <text:line-break/>"notify on" - <text:span text:style-name="T1">switching score notification on</text:span> <text:line-break/>"notify off" - <text:span text:style-name="T1">switching score notification off</text:span> <text:line-break/>"nouns" - <text:span text:style-name="T1">requesting the pronoun meanings</text:span> <text:line-break/><text:line-break/>"offer", <text:span text:style-name="T1">same as</text:span> "give"<text:line-break/>"open [something]" - <text:span text:style-name="T1">opening</text:span> <text:line-break/>"open [a locked lockable thing] with [something]" - <text:span text:style-name="T1">unlocking it with</text:span> <text:line-break/>"open [a lockable thing] with [something]" - <text:span text:style-name="T1">unlocking it with</text:span> <text:line-break/>"open [something] with [something]" - <text:span text:style-name="T1">unlocking it with</text:span> <text:line-break/>"out", <text:span text:style-name="T1">same as</text:span> "exit"<text:line-break/><text:line-break/>"parser" - <text:span text:style-name="T1">parser-debugging</text:span> <text:line-break/>"pay", <text:span text:style-name="T1">same as</text:span> "give"<text:line-break/>"pee", <text:span text:style-name="T1">same as</text:span> "urinate" <text:line-break/>"pick up [things]" - <text:span text:style-name="T1">taking</text:span> <text:line-break/><text:soft-page-break/>"pick [things] up" - <text:span text:style-name="T1">taking</text:span> <text:line-break/>"polish", <text:span text:style-name="T1">same as</text:span> "rub"<text:line-break/>"pour [non-empty fluid container] in/into/on/onto [fluid container]" - <text:span text:style-name="T1">pouring it into</text:span> <text:line-break/>"pour [fluid container] in/into/on/onto [fluid container]" - <text:span text:style-name="T1">pouring it into</text:span> <text:line-break/>"pour [something] in/into/on/onto [something]" - <text:span text:style-name="T1">pouring it into</text:span> <text:line-break/>"power on/-- [something]" - <text:span text:style-name="T1">switching on</text:span> <text:line-break/>"power off/down [something]" - <text:span text:style-name="T1">switching off</text:span> <text:line-break/>"power [something] on/--" - <text:span text:style-name="T1">switching on</text:span> <text:line-break/>"power [something] off/down" - <text:span text:style-name="T1">switching off</text:span> <text:line-break/>"present", <text:span text:style-name="T1">same as</text:span> "show"<text:line-break/>"press", <text:span text:style-name="T1">same as</text:span> "push"<text:line-break/>"pronouns" - <text:span text:style-name="T1">requesting the pronoun meanings</text:span> <text:line-break/>"prune", <text:span text:style-name="T1">same as</text:span> "cut"<text:line-break/>"pull [something]" - <text:span text:style-name="T1">pulling</text:span> <text:line-break/>"punch", <text:span text:style-name="T1">same as</text:span> "attack"<text:line-break/>"purchase", <text:span text:style-name="T1">same as</text:span> "buy"<text:line-break/>"push [something]" - <text:span text:style-name="T1">pushing</text:span> <text:line-break/>"push [something] [direction]" - <text:span text:style-name="T1">pushing it to</text:span> <text:line-break/>"push [something] to [direction]" - <text:span text:style-name="T1">pushing it to</text:span> <text:line-break/>"put on [something preferably held]" - <text:span text:style-name="T1">wearing</text:span> <text:line-break/>"put [something preferably held] on" - <text:span text:style-name="T1">wearing</text:span> <text:line-break/>"put down [things preferably held]" - <text:span text:style-name="T1">dropping</text:span> <text:line-break/>"put [things preferably held] down" - <text:span text:style-name="T1">dropping</text:span> <text:line-break/>"put [passkey] on [keychain]" - <text:span text:style-name="T1">putting it on</text:span> <text:line-break/>"put [other things] in/inside/into [something]" - <text:span text:style-name="T1">inserting it into</text:span> <text:line-break/>"put [other things] on/onto [something]" - <text:span text:style-name="T1">putting it on</text:span> <text:line-break/><text:line-break/>"q" - <text:span text:style-name="T1">quitting the game</text:span> <text:line-break/>"quit" - <text:span text:style-name="T1">quitting the game</text:span> <text:line-break/><text:line-break/>"read [something]" - <text:span text:style-name="T1">examining</text:span> <text:line-break/>"read about [text] in [something]" - <text:span text:style-name="T1">consulting it about</text:span> (nouns reversed)<text:line-break/>"read [text] in [something]" - <text:span text:style-name="T1">consulting it about</text:span> (nouns reversed)<text:line-break/>"read [text]" - <text:span text:style-name="T1">examining as a paper</text:span> <text:line-break/>"remove [something preferably held]" - <text:span text:style-name="T1">taking off</text:span> <text:line-break/>"remove [things inside] from [something]" - <text:span text:style-name="T1">removing it from</text:span> <text:line-break/>"restart" - <text:span text:style-name="T1">restarting the game</text:span> <text:line-break/>"restore" - <text:span text:style-name="T1">restoring the game</text:span> <text:line-break/>"retreat" - <text:span text:style-name="T1">retreating</text:span> <text:line-break/>"return" - <text:span text:style-name="T1">retreating</text:span> <text:line-break/>"revert", <text:span text:style-name="T1">same as</text:span> "turn"<text:line-break/>"rise your/a/the/-- hand" - <text:span text:style-name="T1">calling a waiter</text:span> <text:line-break/>"rotate", <text:span text:style-name="T1">same as</text:span> "turn"<text:line-break/>"rub [something]" - <text:span text:style-name="T1">rubbing</text:span> <text:line-break/>"rub the/my/-- hands" - <text:span text:style-name="T1">washing hands</text:span> <text:line-break/>"rub the/my/-- hands in/with [sink-item]" - <text:span text:style-name="T1">washing hands in</text:span> <text:line-break/>"run", <text:span text:style-name="T1">same as</text:span> "go"<text:line-break/><text:line-break/>"save" - <text:span text:style-name="T1">saving the game</text:span> <text:line-break/>"say", <text:span text:style-name="T1">same as</text:span> "answer"<text:line-break/>"scale", <text:span text:style-name="T1">same as</text:span> "climb"<text:line-break/>"score" - <text:span text:style-name="T1">requesting the score</text:span> <text:line-break/>"screw", <text:span text:style-name="T1">same as</text:span> "turn"<text:line-break/>"script" - <text:span text:style-name="T1">switching the story transcript on</text:span> <text:line-break/>"script on" - <text:span text:style-name="T1">switching the story transcript on</text:span> <text:line-break/>"script off" - <text:span text:style-name="T1">switching the story transcript off</text:span> <text:line-break/>"scrub", <text:span text:style-name="T1">same as</text:span> "rub"<text:line-break/>"search [something]" - <text:span text:style-name="T1">searching</text:span> <text:line-break/>"set [something] to [text]" - <text:span text:style-name="T1">setting it to</text:span> <text:line-break/>"shed [something preferably held]" - <text:span text:style-name="T1">taking off</text:span> <text:line-break/>"shift", <text:span text:style-name="T1">same as</text:span> "push"<text:line-break/>"shine", <text:span text:style-name="T1">same as</text:span> "rub"<text:line-break/>"short" - <text:span text:style-name="T1">preferring abbreviated room descriptions</text:span> <text:line-break/>"shout", <text:span text:style-name="T1">same as</text:span> "answer"<text:line-break/>"show [someone] [something preferably held]" - <text:span text:style-name="T1">showing it to</text:span> (nouns reversed)<text:line-break/>"show [something preferably held] to [someone]" - <text:span text:style-name="T1">showing it to</text:span> <text:line-break/>"shut", <text:span text:style-name="T1">same as</text:span> "close"<text:line-break/>"sing" - <text:span text:style-name="T1">singing</text:span> <text:line-break/>"sip", <text:span text:style-name="T1">same as</text:span> "drink"<text:line-break/>"sit on/down/--" - <text:span text:style-name="T1">entering</text:span> <text:line-break/>"sit on/in/inside [something]" - <text:span text:style-name="T1">entering</text:span> <text:line-break/>"sit down on/-- [something]" - <text:span text:style-name="T1">entering</text:span> <text:line-break/>"sit on top of [something]" - <text:span text:style-name="T1">entering</text:span> <text:line-break/><text:soft-page-break/>"skip", <text:span text:style-name="T1">same as</text:span> "jump"<text:line-break/>"sleep" - <text:span text:style-name="T1">sleeping</text:span> <text:line-break/>"slice", <text:span text:style-name="T1">same as</text:span> "cut"<text:line-break/>"smash", <text:span text:style-name="T1">same as</text:span> "attack"<text:line-break/>"smell" - <text:span text:style-name="T1">smelling</text:span> <text:line-break/>"smell [something]" - <text:span text:style-name="T1">smelling</text:span> <text:line-break/>"sniff", <text:span text:style-name="T1">same as</text:span> "smell"<text:line-break/>"sorry" - <text:span text:style-name="T1">saying sorry</text:span> <text:line-break/>"speak", <text:span text:style-name="T1">same as</text:span> "answer"<text:line-break/>"speck" - <text:span text:style-name="T1">answering speck</text:span> <text:line-break/>"spread [something] on/over [something]" - <text:span text:style-name="T1">spreading it on</text:span> <text:line-break/>"squash", <text:span text:style-name="T1">same as</text:span> "squeeze"<text:line-break/>"squeeze [something]" - <text:span text:style-name="T1">squeezing</text:span> <text:line-break/>"stand" - <text:span text:style-name="T1">exiting</text:span> <text:line-break/>"stand up" - <text:span text:style-name="T1">exiting</text:span> <text:line-break/>"stand on [something]" - <text:span text:style-name="T1">entering</text:span> <text:line-break/>"suggest", <text:span text:style-name="T1">same as</text:span> "help" <text:line-break/>"superbrief" - <text:span text:style-name="T1">preferring abbreviated room descriptions</text:span> <text:line-break/>"swallow", <text:span text:style-name="T1">same as</text:span> "drink"<text:line-break/>"sweep", <text:span text:style-name="T1">same as</text:span> "rub"<text:line-break/>"swim" - <text:span text:style-name="T1">swimming in</text:span> <text:line-break/>"swim in [something]" - <text:span text:style-name="T1">swimming in</text:span> <text:line-break/>"swing [something]" - <text:span text:style-name="T1">swinging</text:span> <text:line-break/>"swing on [something]" - <text:span text:style-name="T1">swinging</text:span> <text:line-break/>"switch [something switched on]" - <text:span text:style-name="T1">switching off</text:span> <text:line-break/>"switch [something]" - <text:span text:style-name="T1">switching on</text:span> <text:line-break/>"switch on [something]" - <text:span text:style-name="T1">switching on</text:span> <text:line-break/>"switch [something] on" - <text:span text:style-name="T1">switching on</text:span> <text:line-break/>"switch [something] off" - <text:span text:style-name="T1">switching off</text:span> <text:line-break/>"switch off [something]" - <text:span text:style-name="T1">switching off</text:span> <text:line-break/><text:line-break/>"t [any known thing]" - <text:span text:style-name="T1">implicit-informing</text:span> <text:line-break/>"t [text]" - <text:span text:style-name="T1">implicit-telling</text:span> <text:line-break/>"ta" - <text:span text:style-name="T1">implicitly thanking</text:span> <text:line-break/>"take inventory" - <text:span text:style-name="T1">taking inventory</text:span> <text:line-break/>"take [things]" - <text:span text:style-name="T1">taking</text:span> <text:line-break/>"take off [something]" - <text:span text:style-name="T1">taking off</text:span> <text:line-break/>"take [something] off" - <text:span text:style-name="T1">taking off</text:span> <text:line-break/>"take [things inside] from [something]" - <text:span text:style-name="T1">removing it from</text:span> <text:line-break/>"take [things inside] off [something]" - <text:span text:style-name="T1">removing it from</text:span> <text:line-break/>"talk about [any known thing]" - <text:span text:style-name="T1">implicit-informing</text:span> <text:line-break/>"talk to [something]" - <text:span text:style-name="T1">saying hello to</text:span> <text:line-break/>"taste [something]" - <text:span text:style-name="T1">tasting</text:span> <text:line-break/>"tea" - <text:span text:style-name="T1">answering tea</text:span> <text:line-break/>"tell [someone] about [any known thing]" - <text:span text:style-name="T1">informing it about</text:span> <text:line-break/>"tell [someone] about [text]" - <text:span text:style-name="T1">telling it about</text:span> <text:line-break/>"tell [someone] that [text]" - <text:span text:style-name="T1">answering it that</text:span> <text:line-break/>"tell [someone] [text]" - <text:span text:style-name="T1">answering it that</text:span> <text:line-break/>"thank you/--" - <text:span text:style-name="T1">implicitly thanking</text:span> <text:line-break/>"thank you/-- [something]" - <text:span text:style-name="T1">thanking</text:span> <text:line-break/>"thanks" - <text:span text:style-name="T1">implicitly thanking</text:span> <text:line-break/>"thanks again" - <text:span text:style-name="T1">implicitly thanking</text:span> <text:line-break/>"thanks a lot" - <text:span text:style-name="T1">implicitly thanking</text:span> <text:line-break/>"think" - <text:span text:style-name="T1">thinking</text:span> <text:line-break/>"throw", <text:span text:style-name="T1">same as</text:span> "drop"<text:line-break/>"thump", <text:span text:style-name="T1">same as</text:span> "attack"<text:line-break/>"tie [something] to [something]" - <text:span text:style-name="T1">tying it to</text:span> <text:line-break/>"tip", <text:span text:style-name="T1">same as</text:span> "help" <text:line-break/>"tomato" - <text:span text:style-name="T1">answering tomato</text:span> <text:line-break/>"topics" - <text:span text:style-name="T1">listing suggested topics</text:span> <text:line-break/>"torture", <text:span text:style-name="T1">same as</text:span> "attack"<text:line-break/>"touch [something]" - <text:span text:style-name="T1">touching</text:span> <text:line-break/>"transcript" - <text:span text:style-name="T1">switching the story transcript on</text:span> <text:line-break/>"transcript on" - <text:span text:style-name="T1">switching the story transcript on</text:span> <text:line-break/>"transcript off" - <text:span text:style-name="T1">switching the story transcript off</text:span> <text:line-break/>"turn [something]" - <text:span text:style-name="T1">turning</text:span> <text:line-break/>"turn [something] on" - <text:span text:style-name="T1">switching on</text:span> <text:line-break/>"turn on [something]" - <text:span text:style-name="T1">switching on</text:span> <text:line-break/>"turn [something] off" - <text:span text:style-name="T1">switching off</text:span> <text:line-break/>"turn off [something]" - <text:span text:style-name="T1">switching off</text:span> <text:line-break/>"twist", <text:span text:style-name="T1">same as</text:span> "turn"<text:line-break/><text:line-break/>"uncover [something]" - <text:span text:style-name="T1">opening</text:span> <text:line-break/><text:soft-page-break/>"unlock [a locked lockable thing]" - <text:span text:style-name="T1">unlocking keylessly</text:span> <text:line-break/>"unlock [a lockable thing]" - <text:span text:style-name="T1">unlocking keylessly</text:span> <text:line-break/>"unlock [something]" - <text:span text:style-name="T1">unlocking keylessly</text:span> <text:line-break/>"unlock [a locked lockable thing] with [something]" - <text:span text:style-name="T1">unlocking it with</text:span> <text:line-break/>"unlock [a lockable thing] with [something]" - <text:span text:style-name="T1">unlocking it with</text:span> <text:line-break/>"unlock with [something]" - <text:span text:style-name="T1">unlocking it with</text:span> <text:line-break/>"unlockall" - <text:span text:style-name="T1">universal unlocking</text:span> <text:line-break/>"unscrew", <text:span text:style-name="T1">same as</text:span> "turn"<text:line-break/>"unwrap [something]" - <text:span text:style-name="T1">opening</text:span> <text:line-break/>"urinate" - <text:span text:style-name="T1">urinating into</text:span> <text:line-break/>"urinate in/into/to/-- [something]" - <text:span text:style-name="T1">urinating into</text:span> <text:line-break/>"use wc/toilet/bowl" - <text:span text:style-name="T1">urinating into</text:span> <text:line-break/>"use [a closed openable container]" - <text:span text:style-name="T1">opening</text:span> <text:line-break/>"use [an open openable container]" - <text:span text:style-name="T1">closing</text:span> <text:line-break/>"use [a switched off device]" - <text:span text:style-name="T1">switching on</text:span> <text:line-break/>"use [an open door]" - <text:span text:style-name="T1">entering</text:span> <text:line-break/>"use [an edible thing]" - <text:span text:style-name="T1">eating</text:span> <text:line-break/>"use [a wearable thing]" - <text:span text:style-name="T1">wearing</text:span> <text:line-break/>"use [a door]" - <text:span text:style-name="T1">opening</text:span> <text:line-break/>"use [something]" - <text:span text:style-name="T1">using</text:span> <text:line-break/>"use [something preferably held] on [a locked lockable thing]" - <text:span text:style-name="T1">unlocking it with</text:span> (nouns reversed)<text:line-break/>"use [something preferably held] on [an unlocked lockable thing]" - <text:span text:style-name="T1">locking it with</text:span> (nouns reversed)<text:line-break/>"use [something] to cut/chop [something]" - <text:span text:style-name="T1">cutting it with</text:span> (nouns reversed)<text:line-break/><text:line-break/>"verbose" - <text:span text:style-name="T1">preferring unabbreviated room descriptions</text:span> <text:line-break/>"verify" - <text:span text:style-name="T1">verifying the story file</text:span> <text:line-break/>"version" - <text:span text:style-name="T1">requesting the story file version</text:span> <text:line-break/><text:line-break/>"wait" - <text:span text:style-name="T1">waiting</text:span> <text:line-break/>"wake" - <text:span text:style-name="T1">waking up</text:span> <text:line-break/>"wake up" - <text:span text:style-name="T1">waking up</text:span> <text:line-break/>"wake [someone]" - <text:span text:style-name="T1">waking</text:span> <text:line-break/>"wake [someone] up" - <text:span text:style-name="T1">waking</text:span> <text:line-break/>"wake up [someone]" - <text:span text:style-name="T1">waking</text:span> <text:line-break/>"walk", <text:span text:style-name="T1">same as</text:span> "go"<text:line-break/>"wash the/my/-- hands" - <text:span text:style-name="T1">washing hands</text:span> <text:line-break/>"wash the/my/-- hands in/with [sink-item]" - <text:span text:style-name="T1">washing hands in</text:span> <text:line-break/>"watch", <text:span text:style-name="T1">same as</text:span> "examine"<text:line-break/>"wave" - <text:span text:style-name="T1">waving hands</text:span> <text:line-break/>"wave [something]" - <text:span text:style-name="T1">waving</text:span> <text:line-break/>"wear [something preferably held]" - <text:span text:style-name="T1">wearing</text:span> <text:line-break/>"wee", <text:span text:style-name="T1">same as</text:span> "urinate" <text:line-break/>"wipe", <text:span text:style-name="T1">same as</text:span> "rub"<text:line-break/>"wreck", <text:span text:style-name="T1">same as</text:span> "attack"<text:line-break/><text:line-break/>"x", <text:span text:style-name="T1">same as</text:span> "examine"<text:line-break/><text:line-break/>"y", <text:span text:style-name="T1">same as</text:span> "yes"<text:line-break/>"yes" - <text:span text:style-name="T1">saying yes</text:span> <text:line-break/><text:line-break/>"z", <text:span text:style-name="T1">same as</text:span> "wait"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argoyle Serif" svg:font-family="'Gargoyle Serif'" style:font-family-generic="roman" style:font-pitch="variable"/>
    <style:font-face style:name="Gargoyle Serif1" svg:font-family="'Gargoyle Serif'" style:font-adornments="Normal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349cm"/>
      <style:text-properties style:font-name="Gargoyle Serif1" fo:font-family="'Gargoyle Serif'" style:font-style-name="Normale" style:font-family-generic="roman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20:59:45.978000000</meta:creation-date>
    <dc:date>2024-06-14T21:04:54.429000000</dc:date>
    <meta:editing-duration>PT5M8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6" meta:paragraph-count="1" meta:word-count="2158" meta:character-count="14751" meta:non-whitespace-character-count="12273"/>
  </office:meta>
</office:document-meta>
</file>